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T4" style:parent-style-name="Absatz-Standardschriftart" style:family="text">
      <style:text-properties fo:font-weight="bold" style:font-weight-asian="bold"/>
    </style:style>
    <style:style style:name="T5" style:parent-style-name="Absatz-Standardschriftart" style:family="text">
      <style:text-properties fo:font-weight="bold" style:font-weight-asian="bold"/>
    </style:style>
    <style:style style:name="T6" style:parent-style-name="Absatz-Standardschriftart" style:family="text">
      <style:text-properties fo:font-weight="bold" style:font-weight-asian="bold"/>
    </style:style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T11" style:parent-style-name="Absatz-Standardschriftart" style:family="text">
      <style:text-properties fo:font-weight="bold" style:font-weight-asian="bold"/>
    </style:style>
    <style:style style:name="P12" style:parent-style-name="Listenabsatz" style:family="paragraph"/>
    <style:style style:name="T13" style:parent-style-name="Absatz-Standardschriftart" style:family="text">
      <style:text-properties fo:font-weight="bold" style:font-weight-asian="bold"/>
    </style:style>
    <style:style style:name="T14" style:parent-style-name="Absatz-Standardschriftart" style:family="text">
      <style:text-properties fo:font-style="italic" style:font-style-asian="italic"/>
    </style:style>
    <style:style style:name="P15" style:parent-style-name="Listenabsatz" style:family="paragraph">
      <style:text-properties fo:font-weight="bold" style:font-weight-asian="bold"/>
    </style:style>
    <style:style style:name="P16" style:parent-style-name="Listenabsatz" style:family="paragraph"/>
    <style:style style:name="T17" style:parent-style-name="Absatz-Standardschriftart" style:family="text">
      <style:text-properties fo:font-weight="bold" style:font-weight-asian="bold"/>
    </style:style>
    <style:style style:name="T18" style:parent-style-name="Absatz-Standardschriftart" style:family="text">
      <style:text-properties fo:font-weight="bold" style:font-weight-asian="bold"/>
    </style:style>
    <style:style style:name="T19" style:parent-style-name="Absatz-Standardschriftart" style:family="text">
      <style:text-properties fo:font-weight="bold" style:font-weight-asian="bold"/>
    </style:style>
    <style:style style:name="P20" style:parent-style-name="Listenabsatz" style:family="paragraph"/>
    <style:style style:name="T21" style:parent-style-name="Absatz-Standardschriftart" style:family="text">
      <style:text-properties fo:font-weight="bold" style:font-weight-asian="bold"/>
    </style:style>
    <style:style style:name="T22" style:parent-style-name="Absatz-Standardschriftart" style:family="text">
      <style:text-properties fo:font-weight="bold" style:font-weight-asian="bold"/>
    </style:style>
    <style:style style:name="T23" style:parent-style-name="Absatz-Standardschriftart" style:family="text">
      <style:text-properties fo:font-weight="bold" style:font-weight-asian="bold"/>
    </style:style>
    <style:style style:name="P24" style:parent-style-name="Listenabsatz" style:family="paragraph"/>
    <style:style style:name="T25" style:parent-style-name="Absatz-Standardschriftart" style:family="text">
      <style:text-properties fo:font-weight="bold" style:font-weight-asian="bold"/>
    </style:style>
    <style:style style:name="P26" style:parent-style-name="Listenabsatz" style:family="paragraph"/>
    <style:style style:name="T27" style:parent-style-name="Absatz-Standardschriftart" style:family="text">
      <style:text-properties fo:font-weight="bold" style:font-weight-asian="bold"/>
    </style:style>
    <style:style style:name="P28" style:parent-style-name="Listenabsatz" style:family="paragraph">
      <style:paragraph-properties fo:margin-left="1in">
        <style:tab-stops/>
      </style:paragraph-properties>
    </style:style>
    <style:style style:name="P29" style:parent-style-name="Listenabsatz" style:family="paragraph">
      <style:paragraph-properties fo:margin-left="1in">
        <style:tab-stops/>
      </style:paragraph-properties>
    </style:style>
    <style:style style:name="P30" style:parent-style-name="Listenabsatz" style:family="paragraph">
      <style:text-properties fo:font-weight="bold" style:font-weight-asian="bold"/>
    </style:style>
    <style:style style:name="P31" style:parent-style-name="Listenabsatz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style="italic" style:font-style-asian="italic"/>
    </style:style>
    <style:style style:name="T35" style:parent-style-name="Absatz-Standardschriftart" style:family="text">
      <style:text-properties fo:font-weight="bold" style:font-weight-asian="bold"/>
    </style:style>
    <style:style style:name="P36" style:parent-style-name="Listenabsatz" style:family="paragraph"/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Listenabsatz" style:family="paragraph"/>
    <style:style style:name="T40" style:parent-style-name="Absatz-Standardschriftart" style:family="text">
      <style:text-properties fo:font-weight="bold" style:font-weight-asian="bold"/>
    </style:style>
    <style:style style:name="P41" style:parent-style-name="Listenabsatz" style:family="paragraph"/>
    <style:style style:name="T42" style:parent-style-name="Absatz-Standardschriftart" style:family="text">
      <style:text-properties fo:font-weight="bold" style:font-weight-asian="bold"/>
    </style:style>
    <style:style style:name="P43" style:parent-style-name="Listenabsatz" style:family="paragraph"/>
    <style:style style:name="T44" style:parent-style-name="Absatz-Standardschriftart" style:family="text">
      <style:text-properties fo:font-weight="bold" style:font-weight-asian="bold"/>
    </style:style>
    <style:style style:name="P45" style:parent-style-name="Listenabsatz" style:family="paragraph"/>
    <style:style style:name="T46" style:parent-style-name="Absatz-Standardschriftart" style:family="text">
      <style:text-properties fo:font-weight="bold" style:font-weight-asian="bold"/>
    </style:style>
    <style:style style:name="P47" style:parent-style-name="Listenabsatz" style:family="paragraph"/>
    <style:style style:name="T48" style:parent-style-name="Absatz-Standardschriftart" style:family="text">
      <style:text-properties fo:font-weight="bold" style:font-weight-asian="bold"/>
    </style:style>
    <style:style style:name="P49" style:parent-style-name="Listenabsatz" style:family="paragraph"/>
    <style:style style:name="T50" style:parent-style-name="Absatz-Standardschriftart" style:family="text">
      <style:text-properties fo:font-weight="bold" style:font-weight-asian="bold"/>
    </style:style>
    <style:style style:name="P51" style:parent-style-name="Listenabsatz" style:family="paragraph"/>
    <style:style style:name="P52" style:parent-style-name="Listenabsatz" style:family="paragraph"/>
    <style:style style:name="P53" style:parent-style-name="Listenabsatz" style:family="paragraph"/>
    <style:style style:name="P54" style:parent-style-name="Listenabsatz" style:family="paragraph"/>
    <style:style style:name="T55" style:parent-style-name="Absatz-Standardschriftart" style:family="text">
      <style:text-properties style:font-name="Segoe UI Emoji" style:font-name-asian="Segoe UI Emoji" style:font-name-complex="Segoe UI Emoji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T60" style:parent-style-name="Absatz-Standardschriftart" style:family="text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P63" style:parent-style-name="Listenabsatz" style:family="paragraph"/>
    <style:style style:name="P64" style:parent-style-name="Standard" style:family="paragraph">
      <style:text-properties fo:font-weight="bold" style:font-weight-asian="bold"/>
    </style:style>
    <style:style style:name="P65" style:parent-style-name="Listenabsatz" style:family="paragraph"/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fo:font-weight="bold" style:font-weight-asian="bold"/>
    </style:style>
    <style:style style:name="T68" style:parent-style-name="Absatz-Standardschriftart" style:family="text">
      <style:text-properties fo:font-weight="bold" style:font-weight-asian="bold"/>
    </style:style>
    <style:style style:name="P69" style:parent-style-name="Standard" style:family="paragraph">
      <style:paragraph-properties fo:margin-left="0.25in" fo:text-indent="0.2291in">
        <style:tab-stops/>
      </style:paragraph-properties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T72" style:parent-style-name="Absatz-Standardschriftart" style:family="text">
      <style:text-properties fo:font-weight="bold" style:font-weight-asian="bold"/>
    </style:style>
    <style:style style:name="T73" style:parent-style-name="Absatz-Standardschriftart" style:family="text">
      <style:text-properties fo:font-weight="bold" style:font-weight-asian="bold"/>
    </style:style>
    <style:style style:name="P74" style:parent-style-name="Listenabsatz" style:family="paragraph"/>
    <style:style style:name="T75" style:parent-style-name="Absatz-Standardschriftart" style:family="text">
      <style:text-properties fo:font-weight="bold" style:font-weight-asian="bold"/>
    </style:style>
    <style:style style:name="P76" style:parent-style-name="Listenabsatz" style:family="paragraph"/>
    <style:style style:name="T77" style:parent-style-name="Absatz-Standardschriftart" style:family="text">
      <style:text-properties fo:font-weight="bold" style:font-weight-asian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fo:font-weight="bold" style:font-weight-asian="bold"/>
    </style:style>
    <style:style style:name="T80" style:parent-style-name="Absatz-Standardschriftart" style:family="text">
      <style:text-properties fo:font-weight="bold" style:font-weight-asian="bold"/>
    </style:style>
    <style:style style:name="P81" style:parent-style-name="Listenabsatz" style:family="paragraph"/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fo:font-weight="bold" style:font-weight-asian="bold"/>
    </style:style>
    <style:style style:name="T84" style:parent-style-name="Absatz-Standardschriftart" style:family="text">
      <style:text-properties fo:font-weight="bold" style:font-weight-asian="bold"/>
    </style:style>
    <style:style style:name="T85" style:parent-style-name="Absatz-Standardschriftart" style:family="text">
      <style:text-properties fo:font-weight="bold" style:font-weight-asian="bold"/>
    </style:style>
    <style:style style:name="T86" style:parent-style-name="Absatz-Standardschriftart" style:family="text">
      <style:text-properties fo:font-weight="bold" style:font-weight-asian="bold"/>
    </style:style>
    <style:style style:name="T87" style:parent-style-name="Absatz-Standardschriftart" style:family="text">
      <style:text-properties fo:font-weight="bold" style:font-weight-asian="bold"/>
    </style:style>
    <style:style style:name="T88" style:parent-style-name="Absatz-Standardschriftart" style:family="text">
      <style:text-properties fo:font-weight="bold" style:font-weight-asian="bold"/>
    </style:style>
    <style:style style:name="T89" style:parent-style-name="Absatz-Standardschriftart" style:family="text">
      <style:text-properties fo:font-weight="bold" style:font-weight-asian="bold"/>
    </style:style>
    <style:style style:name="T90" style:parent-style-name="Absatz-Standardschriftart" style:family="text">
      <style:text-properties fo:font-weight="bold" style:font-weight-asian="bold"/>
    </style:style>
    <style:style style:name="T91" style:parent-style-name="Absatz-Standardschriftart" style:family="text">
      <style:text-properties fo:font-weight="bold" style:font-weight-asian="bold"/>
    </style:style>
    <style:style style:name="T92" style:parent-style-name="Absatz-Standardschriftart" style:family="text">
      <style:text-properties fo:font-style="italic" style:font-style-asian="italic"/>
    </style:style>
    <style:style style:name="P93" style:parent-style-name="Listenabsatz" style:family="paragraph"/>
    <style:style style:name="T94" style:parent-style-name="Absatz-Standardschriftart" style:family="text">
      <style:text-properties fo:font-weight="bold" style:font-weight-asian="bold"/>
    </style:style>
    <style:style style:name="T95" style:parent-style-name="Absatz-Standardschriftart" style:family="text">
      <style:text-properties fo:font-weight="bold" style:font-weight-asian="bold"/>
    </style:style>
    <style:style style:name="P96" style:parent-style-name="Listenabsatz" style:family="paragraph">
      <style:paragraph-properties fo:margin-left="0.4916in">
        <style:tab-stops/>
      </style:paragraph-properties>
    </style:style>
    <style:style style:name="T97" style:parent-style-name="Absatz-Standardschriftart" style:family="text">
      <style:text-properties fo:font-weight="bold" style:font-weight-asian="bold"/>
    </style:style>
    <style:style style:name="T98" style:parent-style-name="Absatz-Standardschriftart" style:family="text">
      <style:text-properties fo:font-weight="bold" style:font-weight-asian="bold"/>
    </style:style>
    <style:style style:name="P99" style:parent-style-name="Listenabsatz" style:family="paragraph">
      <style:paragraph-properties fo:margin-left="0.4916in">
        <style:tab-stops/>
      </style:paragraph-properties>
    </style:style>
    <style:style style:name="P100" style:parent-style-name="Standard" style:family="paragraph">
      <style:paragraph-properties fo:margin-left="0.4916in">
        <style:tab-stops/>
      </style:paragraph-properties>
    </style:style>
    <style:style style:name="T101" style:parent-style-name="Absatz-Standardschriftart" style:family="text">
      <style:text-properties fo:font-weight="bold" style:font-weight-asian="bold"/>
    </style:style>
    <style:style style:name="P102" style:parent-style-name="Listenabsatz" style:family="paragraph"/>
    <style:style style:name="T103" style:parent-style-name="Absatz-Standardschriftart" style:family="text">
      <style:text-properties fo:font-weight="bold" style:font-weight-asian="bold"/>
    </style:style>
    <style:style style:name="T104" style:parent-style-name="Absatz-Standardschriftart" style:family="text">
      <style:text-properties fo:font-weight="bold" style:font-weight-asian="bold"/>
    </style:style>
    <style:style style:name="P105" style:parent-style-name="Listenabsatz" style:family="paragraph"/>
    <style:style style:name="P106" style:parent-style-name="Listenabsatz" style:family="paragraph"/>
    <style:style style:name="T107" style:parent-style-name="Absatz-Standardschriftart" style:family="text">
      <style:text-properties fo:font-style="italic" style:font-style-asian="italic"/>
    </style:style>
  </office:automatic-styles>
  <office:body>
    <office:text text:use-soft-page-breaks="true">
      <text:h text:style-name="P1" text:outline-level="1">Kubernetes/Openshift Demo</text:h>
      <text:p text:style-name="Standard"/>
      <text:list text:style-name="LFO1" text:continue-numbering="true">
        <text:list-item>
          <text:p text:style-name="P2">Applikation lokal starten und deployen</text:p>
          <text:list text:continue-numbering="true">
            <text:list-item>
              <text:p text:style-name="P3"><text:span text:style-name="T4">Applikation (Springboot) in der<text:s/></text:span><text:span text:style-name="T5">IDE</text:span><text:span text:style-name="T6"><text:s/>zeigen</text:span>.</text:p>
            </text:list-item>
            <text:list-item>
              <text:p text:style-name="P7">Aus der IDE deployen und …</text:p>
            </text:list-item>
            <text:list-item>
              <text:p text:style-name="P8">…mit Browser aufrufen</text:p>
            </text:list-item>
          </text:list>
        </text:list-item>
        <text:list-item>
          <text:p text:style-name="P9">Einstieg in Kubernetesod lo</text:p>
          <text:list text:continue-numbering="true">
            <text:list-item>
              <text:p text:style-name="P10"><text:span text:style-name="T11">kubectl get pods</text:span><text:s text:c="8"/>-&gt; was gibt es für pods</text:p>
            </text:list-item>
            <text:list-item>
              <text:p text:style-name="P12"><text:span text:style-name="T13">kubectl get namespace</text:span><text:s text:c="4"/>-&gt; was gibt es für namespaces, alles läuft im<text:s/><text:span text:style-name="T14">default</text:span><text:s/>Namespace ab</text:p>
            </text:list-item>
            <text:list-item>
              <text:p text:style-name="P15">clear</text:p>
            </text:list-item>
            <text:list-item>
              <text:p text:style-name="P16"><text:span text:style-name="T17">kubectl apply -f<text:s/></text:span><text:span text:style-name="T18">pod</text:span><text:span text:style-name="T19">.yml</text:span><text:s text:c="2"/>-&gt; Standardaufruf, wenn man was ändern will.</text:p>
            </text:list-item>
            <text:list-item>
              <text:p text:style-name="P20"><text:span text:style-name="T21">kubectl apply -f<text:s/></text:span><text:span text:style-name="T22">pod</text:span><text:span text:style-name="T23">.yml</text:span><text:s text:c="2"/>-&gt; Nochmals ausführen -. es passiert nix, kein neuer State.</text:p>
            </text:list-item>
          </text:list>
        </text:list-item>
        <text:list-item>
          <text:p text:style-name="P24"><text:span text:style-name="T25">Was passiert nun im Cluster: Pods, Replicaset</text:span>?</text:p>
          <text:list text:continue-numbering="true">
            <text:list-item>
              <text:p text:style-name="P26">Es gibt ein Deployment:<text:s/><text:span text:style-name="T27">kubectl get deployment</text:span></text:p>
            </text:list-item>
          </text:list>
        </text:list-item>
      </text:list>
      <text:p text:style-name="P28">-&gt; wir sehen das es ein Deploymentprozess gibt und der will einen Container</text:p>
      <text:p text:style-name="P29">-&gt; also holt er ihn und erzeugt den Container</text:p>
      <text:list text:style-name="LFO1" text:continue-numbering="true">
        <text:list-item>
          <text:list>
            <text:list-item>
              <text:p text:style-name="P30">kubectl get pod</text:p>
            </text:list-item>
            <text:list-item>
              <text:p text:style-name="P31"><text:span text:style-name="T32">kubectl get pods -o wide</text:span><text:span text:style-name="T33"><text:line-break/></text:span>-&gt; Interessant hier die ID, denn die ID gehört der erste Teil zum zugehörigen<text:s/><text:span text:style-name="T34">Replicaset</text:span>.<text:span text:style-name="T35"><text:s/></text:span></text:p>
            </text:list-item>
            <text:list-item>
              <text:p text:style-name="P36"><text:span text:style-name="T37">kubectl get replicaset</text:span><text:span text:style-name="T38"><text:line-break/></text:span>-&gt; Viele Befehle aus der Dockerwelt ähnlich vorhanden auf diesem Pod</text:p>
            </text:list-item>
            <text:list-item>
              <text:p text:style-name="P39"><text:span text:style-name="T40">kubectl logs POD-ID</text:span><text:s text:c="6"/>-&gt; Standard out, Best Practice: nur noch dieses Log!</text:p>
            </text:list-item>
            <text:list-item>
              <text:p text:style-name="P41"><text:span text:style-name="T42">kubectl exec POD-ID curl http://localhost:8080</text:span><text:s text:c="3"/>-&gt; Das Hello aus der App</text:p>
            </text:list-item>
            <text:list-item>
              <text:p text:style-name="P43"><text:span text:style-name="T44">kubectl exec POD-ID curl http://localhost:80891/host</text:span><text:s text:c="2"/>-&gt; Host-Kommando ergibt den POD-Namen !</text:p>
            </text:list-item>
          </text:list>
        </text:list-item>
        <text:list-item>
          <text:p text:style-name="P45">Pod braucht einen Service, damit er von aussen gefunden werden kann:<text:line-break/><text:span text:style-name="T46">kubectl apply-f service.yaml</text:span></text:p>
        </text:list-item>
        <text:list-item>
          <text:p text:style-name="P47"><text:span text:style-name="T48">kubectl describe service SERVICENAME</text:span><text:s/>-&gt; Da kommt wesentlich mehr Info, inkl. IP, gebundene Endpoints</text:p>
        </text:list-item>
        <text:list-item>
          <text:p text:style-name="P49">Routes: Wie eine reverse proxy setup / wird dann entsprechend gemappt/geleitet:<text:line-break/><text:span text:style-name="T50">kubectl apply -f route.yml</text:span></text:p>
        </text:list-item>
        <text:list-item>
          <text:p text:style-name="P51"><text:s/>(IP Hack: minikube.local<text:s/>= IP der lokalen Minikube VM) -&gt; Dann mit Browser den Endpoint aufrufen, z.B. mit<text:s/><text:a xlink:href="http://minikube.local/host" office:target-frame-name="_top" xlink:show="replace"><text:span text:style-name="Hyperlink">http://minikube.local/host</text:span></text:a></text:p>
          <text:list text:continue-numbering="true">
            <text:list-item>
              <text:p text:style-name="P52">Linux: /etc/hosts</text:p>
            </text:list-item>
            <text:list-item>
              <text:p text:style-name="P53">Windows:<text:s/>C:\Windows\System32\drivers\etc\hosts</text:p>
            </text:list-item>
          </text:list>
        </text:list-item>
        <text:list-item>
          <text:p text:style-name="P54">Jetzt langweilig mit nur einem Pod<text:s/><text:span text:style-name="T55">😉</text:span>, replicas 1 -&gt; 3:<text:line-break/>-&gt; Im deploy.xml ändern und dann neu mit<text:s/><text:span text:style-name="T56">kubectl apply -f deploy.xml</text:span><text:span text:style-name="T57"><text:line-break/><text:s text:c="5"/></text:span>ODER<text:line-break/>-&gt;<text:s/><text:span text:style-name="T58">kubectl edit deployment</text:span><text:s text:c="2"/>-&gt; Ruft einen lokalen Texteditor auf und applied die<text:s/><text:line-break/><text:s text:c="4"/>gespeicherte Version.<text:line-break/>-&gt;<text:s/><text:span text:style-name="T59">Kein neue</text:span><text:span text:style-name="T60">s</text:span><text:span text:style-name="T61"><text:s/>Replicaset</text:span>, aber es werden neue Pods gestartet, das sieht man hier:<text:line-break/><text:s text:c="4"/><text:span text:style-name="T62">kubectl get pods</text:span></text:p>
        </text:list-item>
        <text:list-item>
          <text:p text:style-name="P63">Dann mit Browser den<text:s/>Host-Endpoint aufrufen, z.B. mit<text:s/><text:a xlink:href="http://minikube.local/host" office:target-frame-name="_top" xlink:show="replace"><text:span text:style-name="Hyperlink">http://minikube.local/host</text:span></text:a><text:line-break/>-&gt; Es ändert der Hostname (Round-Robin mässig), evt auch mit curl demonstrieren (Caching!)</text:p>
        </text:list-item>
      </text:list>
      <text:soft-page-break/>
      <text:p text:style-name="P64">FRAGEN ????</text:p>
      <text:p text:style-name="Standard"/>
      <text:list text:style-name="LFO3" text:continue-numbering="true">
        <text:list-item>
          <text:p text:style-name="P65"><text:span text:style-name="T66">Health</text:span>: deployment mit<text:s/><text:span text:style-name="T67">livenessProbe</text:span><text:s/>(/actuator/health) und<text:s/><text:span text:style-name="T68">readinessProbe</text:span><text:s/>(/actuator/health) ergänzen.<text:s/><text:line-break/><text:s text:c="3"/>- Status RUNNING eines Pods erst wenn readinessProbe erfolgreich ist.<text:line-break/><text:s text:c="3"/>- Wenn lifenessProbe fehlgeschlägt, wird der Container neu gestartet mit einem neuen<text:s/><text:line-break/><text:s text:c="5"/>ersetzt!</text:p>
        </text:list-item>
      </text:list>
      <text:p text:style-name="P69"><text:span text:style-name="T70">kubectl apply -f deployment-health.yml</text:span><text:span text:style-name="T71"><text:line-break/></text:span><text:span text:style-name="T72"><text:s text:c="4"/></text:span><text:span text:style-name="T73"><text:tab/></text:span>-&gt; Neues Deployment - es wird ein NEUES Replicaset erstellt = Rolling Upgrade<text:line-break/><text:s/><text:tab/>-&gt; Das sieht man auch an der Replicaset ID: das eine RS baut die neuen Container, das andere<text:s/><text:line-break/><text:s text:c="11"/>räumt sie weg...</text:p>
      <text:list text:style-name="LFO3" text:continue-numbering="true">
        <text:list-item>
          <text:p text:style-name="P74">Jetzt möchte ich noch Security und Konfiguration externalisieren:<text:s/><text:line-break/><text:span text:style-name="T75">kubectl apply -f config.yml</text:span><text:s text:c="2"/>-&gt; verlangt ROLLE für heikle Zugriffe<text:line-break/>-&gt; In Spring Boot muss die Spring Security Config angepasst werden.<text:line-break/></text:p>
        </text:list-item>
        <text:list-item>
          <text:p text:style-name="P76">Und dann Redeplyoment mit Config<text:line-break/><text:span text:style-name="T77">kubectl apply -f deploy</text:span><text:span text:style-name="T78">ment-</text:span><text:span text:style-name="T79">missinguser</text:span><text:span text:style-name="T80">.yml</text:span><text:s/><text:line-break/>-&gt; es kommen auch<text:s/>Volumes für Configs und Properties dazu.<text:line-break/>-&gt; Aber unsere health checks funktionieren nicht mehr…</text:p>
        </text:list-item>
      </text:list>
      <text:p text:style-name="Listenabsatz"/>
      <text:list text:style-name="LFO3" text:continue-numbering="true">
        <text:list-item>
          <text:p text:style-name="P81">Zusätzlich müssen wir auch die Environment-Properties für den Security User setzen, damit sie unsere /health Zugriffe wieder möglich sind:<text:s/><text:span text:style-name="T82">kubectl apply -f deploy</text:span><text:span text:style-name="T83">ment-secured</text:span><text:span text:style-name="T84">.yml</text:span></text:p>
        </text:list-item>
      </text:list>
      <text:p text:style-name="Standard">-&gt;<text:s/><text:span text:style-name="T85">startet aber noch nicht</text:span>, weil wir ja noch<text:s/><text:span text:style-name="T86">das konfigurierte</text:span><text:span text:style-name="T87"><text:s/>secret<text:s/></text:span><text:span text:style-name="T88">nicht<text:s/></text:span><text:span text:style-name="T89">dep</text:span><text:span text:style-name="T90">l</text:span><text:span text:style-name="T91">oyt</text:span><text:s/>haben (<text:span text:style-name="T92">CreateContainerConfigEror</text:span>).</text:p>
      <text:list text:style-name="LFO3" text:continue-numbering="true">
        <text:list-item>
          <text:p text:style-name="P93">Das können wir auch herausfinden...<text:s/><text:line-break/><text:span text:style-name="T94">kubectl describe pod POD-ID</text:span><text:span text:style-name="T95"><text:line-break/></text:span>-&gt; secret 'management-user' not found.<text:line-break/>-&gt; Dasselbe passiert auch wenn am Pod zu viele minimale Ressource definiert werden.<text:line-break/></text:p>
        </text:list-item>
        <text:list-item>
          <text:p text:style-name="P96">Also schreiben wir unser secret...<text:line-break/>-&gt; Im<text:s/>secret legen wir Environment-Variablen an (für den Management-User mit Password) mit base64...<text:line-break/><text:span text:style-name="T97">kubectl apply -f secret.yml</text:span><text:span text:style-name="T98"><text:line-break/></text:span></text:p>
        </text:list-item>
        <text:list-item>
          <text:p text:style-name="P99">Kubernetes merkt das und deployed den Container, Hurra!</text:p>
        </text:list-item>
      </text:list>
      <text:p text:style-name="P100">-&gt;<text:s/>Er macht<text:s/>ein Rolling<text:s/>Upgrade<text:line-break/>-&gt; Dazu auch das dashboard anschauen:<text:s/><text:span text:style-name="T101">minishift dashboard</text:span></text:p>
      <text:list text:style-name="LFO3" text:continue-numbering="true">
        <text:list-item>
          <text:p text:style-name="P102">Und wie sieht der Docker Daemon darunter aus?<text:line-break/><text:span text:style-name="T103">minikube ssh</text:span><text:s text:c="2"/>-&gt; ssh auf die Maschine<text:line-break/><text:span text:style-name="T104">docker ps</text:span><text:s text:c="5"/>-&gt; alle normalen Docker Befehle !<text:line-break/></text:p>
        </text:list-item>
        <text:list-item>
          <text:p text:style-name="P105">Wir spielen den bösen Mann: Start der StabilityTest in der IDE. Abschiessen von einem oder mehreren Container…Resilienz im Dashboard beobachten…<text:line-break/></text:p>
        </text:list-item>
        <text:list-item>
          <text:p text:style-name="P106">Weiter kann man auch mit<text:s/><text:span text:style-name="T107">prometheus/fluxdb</text:span><text:s/>metriken von aussen einsammeln<text:line-break/>-&gt; Frage, was will man alles monitoren als Entwickler?<text:line-break/>-&gt; kube-prometheus operator, ähnliches auch für Grafana<text:line-break/>-&gt; oder mit Elastic Stack<text:line-break/>-&gt; übersteigt den Fokus heute…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tole Tresch</meta:initial-creator>
    <dc:creator>Anatole Tresch</dc:creator>
    <meta:creation-date>2019-09-04T22:15:00Z</meta:creation-date>
    <dc:date>2019-09-04T22:15:00Z</dc:date>
    <meta:print-date>2019-09-03T12:24:00Z</meta:print-date>
    <meta:template xlink:href="Normal.dotm" xlink:type="simple"/>
    <meta:editing-cycles>2</meta:editing-cycles>
    <meta:editing-duration>PT0S</meta:editing-duration>
    <meta:document-statistic meta:page-count="3" meta:paragraph-count="9" meta:word-count="622" meta:character-count="4534" meta:row-count="32" meta:non-whitespace-character-count="3921"/>
  </office:meta>
</office:document-meta>
</file>